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79.144cm" style:use-optimal-column-width="false"/>
    </style:style>
    <style:style style:name="co2" style:family="table-column">
      <style:table-column-properties style:column-width="78.924cm" style:use-optimal-column-width="false"/>
    </style:style>
    <style:style style:name="ro1" style:family="table-row">
      <style:table-row-properties style:row-height="9.646cm" style:use-optimal-row-height="false"/>
    </style:style>
    <style:style style:name="ro2" style:family="table-row">
      <style:table-row-properties style:row-height="66.316cm" style:use-optimal-row-height="false"/>
    </style:style>
    <style:style style:name="ce1" style:family="table-cell">
      <loext:graphic-properties draw:textarea-horizontal-align="center" draw:textarea-vertical-align="middle" style:writing-mode="rl-tb"/>
      <style:paragraph-properties fo:margin-left="1.499cm" fo:margin-right="1.499cm" fo:margin-top="1.499cm" fo:margin-bottom="0cm" fo:text-align="justify" fo:text-indent="0cm" style:text-autospace="none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ce2" style:family="table-cell">
      <loext:graphic-properties draw:textarea-horizontal-align="center" draw:textarea-vertical-align="middle" style:writing-mode="rl-tb"/>
      <style:paragraph-properties fo:margin-left="1.499cm" fo:margin-right="1.499cm" fo:margin-top="1.499cm" fo:margin-bottom="1.499cm" fo:text-align="justify" fo:text-indent="0cm"/>
      <style:text-properties style:font-name="Alvi Nastaleeq" fo:font-size="200pt" fo:font-weight="bold" style:font-size-asian="200pt" style:font-weight-asian="bold" style:font-name-complex="Alvi Nastaleeq" style:font-size-complex="200pt" style:font-weight-complex="bold"/>
    </style:style>
    <style:style style:name="ce3" style:family="table-cell">
      <loext:graphic-properties draw:textarea-vertical-align="middle" style:writing-mode="rl-tb"/>
      <style:paragraph-properties fo:margin-left="1.499cm" fo:margin-right="1.499cm" fo:margin-top="1.499cm" fo:margin-bottom="1.499cm" fo:text-align="justify" fo:text-indent="0cm" style:text-autospace="none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4" style:family="table-cell">
      <loext:graphic-properties draw:textarea-vertical-align="middle" style:writing-mode="rl-tb"/>
      <style:paragraph-properties fo:margin-left="1.499cm" fo:margin-right="1.499cm" fo:margin-top="1.499cm" fo:margin-bottom="1.499cm" fo:line-height="100%" fo:text-align="justify" fo:text-indent="0cm" style:text-autospace="none"/>
      <style:text-properties style:font-name="Alvi Nastaleeq" fo:font-size="200pt" style:font-size-asian="200pt" style:font-name-complex="Alvi Nastaleeq" style:font-size-complex="200pt"/>
    </style:style>
    <style:style style:name="ce5" style:family="table-cell">
      <loext:graphic-properties draw:textarea-vertical-align="middle" style:writing-mode="rl-tb"/>
      <style:paragraph-properties fo:margin-left="1.499cm" fo:margin-right="1.499cm" fo:margin-top="1.499cm" fo:margin-bottom="1.499cm" fo:text-align="justify" fo:text-indent="0cm" style:text-autospace="none"/>
      <style:text-properties style:font-name="Alvi Nastaleeq" fo:font-size="200pt" style:font-size-asian="200pt" style:font-name-complex="Alvi Nastaleeq" style:font-size-complex="200pt"/>
    </style:style>
    <style:style style:name="ce6" style:family="table-cell">
      <loext:graphic-properties draw:textarea-horizontal-align="center" draw:textarea-vertical-align="middle" style:writing-mode="rl-tb"/>
      <style:paragraph-properties fo:margin-left="1.499cm" fo:margin-right="1.499cm" fo:margin-top="1.499cm" fo:margin-bottom="1.499cm" fo:text-align="center" fo:text-indent="0cm" style:text-autospace="none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7" style:family="table-cell">
      <loext:graphic-properties draw:textarea-horizontal-align="center" draw:textarea-vertical-align="middle" style:writing-mode="rl-tb"/>
      <style:paragraph-properties fo:margin-left="1.499cm" fo:margin-right="1.499cm" fo:margin-top="1.499cm" fo:margin-bottom="1.499cm" fo:text-align="justify" fo:text-indent="0cm"/>
      <style:text-properties style:font-name="Alvi Nastaleeq" fo:font-size="200pt" style:font-size-asian="200pt" style:font-name-complex="Alvi Nastaleeq" style:font-size-complex="200pt"/>
    </style:style>
    <style:style style:name="P1" style:family="paragraph">
      <style:paragraph-properties fo:margin-left="1.499cm" fo:margin-right="1.499cm" fo:margin-top="1.499cm" fo:margin-bottom="1.499cm" fo:text-align="center" fo:text-indent="0cm" style:text-autospace="none" style:writing-mode="rl-tb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P2" style:family="paragraph">
      <style:paragraph-properties fo:margin-left="1.499cm" fo:margin-right="1.499cm" fo:margin-top="1.499cm" fo:margin-bottom="1.499cm" fo:text-align="justify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3" style:family="paragraph">
      <style:paragraph-properties fo:margin-left="1.499cm" fo:margin-right="1.499cm" fo:margin-top="1.499cm" fo:margin-bottom="1.499cm" fo:line-height="100%" fo:text-align="justify" fo:text-indent="0cm" style:text-autospace="none" style:writing-mode="rl-tb"/>
      <style:text-properties style:font-name="Alvi Nastaleeq" fo:font-size="200pt" style:font-size-asian="200pt" style:font-name-complex="Alvi Nastaleeq" style:font-size-complex="200pt"/>
    </style:style>
    <style:style style:name="P4" style:family="paragraph">
      <style:paragraph-properties fo:margin-left="1.499cm" fo:margin-right="1.499cm" fo:margin-top="1.499cm" fo:margin-bottom="1.499cm" fo:text-align="justify" fo:text-indent="0cm" style:text-autospace="none" style:writing-mode="rl-tb"/>
      <style:text-properties style:font-name="Alvi Nastaleeq" fo:font-size="200pt" style:font-size-asian="200pt" style:font-name-complex="Alvi Nastaleeq" style:font-size-complex="200pt"/>
    </style:style>
    <style:style style:name="P5" style:family="paragraph">
      <style:paragraph-properties fo:margin-left="1.499cm" fo:margin-right="1.499cm" fo:margin-top="1.499cm" fo:margin-bottom="1.499cm" fo:text-align="center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T1" style:family="text"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T2" style:family="text">
      <style:text-properties style:font-name="Alvi Nastaleeq" fo:font-size="200pt" style:font-name-asian="Liberation Sans1" style:font-size-asian="200pt" style:font-name-complex="Alvi Nastaleeq" style:font-size-complex="200pt"/>
    </style:style>
    <style:style style:name="T3" style:family="text">
      <style:text-properties style:font-name="Alvi Nastaleeq" fo:font-size="200pt" style:font-size-asian="200pt" style:font-name-complex="Alvi Nastaleeq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58.067cm" svg:height="274.909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 text:style-name="P1"><text:span text:style-name="T1">خطبئہ مولا عباس</text:span></text:p>
              </table:table-cell>
              <table:covered-table-cell table:style-name="ce2"/>
            </table:table-row>
            <table:table-row table:style-name="ro2">
              <table:table-cell table:style-name="ce3">
                <text:p text:style-name="P2"><text:span text:style-name="T2">سبھی حمد و ثناء اسکی کہ جو ہے خالق اکبر</text:span><text:span text:style-name="T2"><text:line-break/></text:span><text:span text:style-name="T2">زچہ خانہ میرے بابا کا بن جاتا ہے جس کا گھر</text:span><text:span text:style-name="T2"><text:line-break/></text:span><text:span text:style-name="T2">یہ اینٹوں کا مکاں کعبہ بنا جب آگئے حیدر</text:span><text:span text:style-name="T2"><text:line-break/></text:span><text:span text:style-name="T2">صدف کی قدر و قیمت کچھ نہیں ہوتی بے گوہر</text:span><text:span text:style-name="T2"><text:line-break/></text:span><text:span text:style-name="T2"><text:line-break/></text:span><text:span text:style-name="T2">یہ قبلہ گاہ عالم اصل میں تطہیر کا گھر ہے</text:span><text:span text:style-name="T2"><text:line-break/></text:span><text:span text:style-name="T2">وراثت ہے میرے اجداد کی شبیر کا گھر ہے</text:span></text:p>
              </table:table-cell>
              <table:table-cell table:style-name="ce4">
                <text:p text:style-name="P3"><text:span text:style-name="T3">کہیں حرمت خدا کے گھر کی نہ پامال ہوجائے</text:span><text:span text:style-name="T3"><text:line-break/></text:span><text:span text:style-name="T3">تبھی فرزندِ کعبہ حج کو عمرے سے بدل آئے</text:span><text:span text:style-name="T3"><text:line-break/></text:span><text:span text:style-name="T3">حسین ابنِ علی سے طالبِ بیعت جو در آئے</text:span><text:span text:style-name="T3"><text:line-break/></text:span><text:span text:style-name="T3">علی کا شیر بپھرا غیض سے ماتھے پہ بل آئے</text:span><text:span text:style-name="T3"><text:line-break/></text:span><text:span text:style-name="T3"><text:line-break/></text:span><text:span text:style-name="T3">سر بیت خدا قمر بنی ہاشم نظر آیا</text:span><text:span text:style-name="T3"><text:line-break/></text:span><text:span text:style-name="T3">غضب سے حضرت عباس نے لوگوں سے فرمایا</text:span></text:p>
              </table:table-cell>
            </table:table-row>
            <table:table-row table:style-name="ro2">
              <table:table-cell table:style-name="ce3">
                <text:p text:style-name="P2"><text:span text:style-name="T2">اگر مرضی حق منشاء میرے مولا کی نہ ہوتی</text:span><text:span text:style-name="T2"><text:line-break/></text:span><text:span text:style-name="T2">عقاب ہاشمی بن کر کروں پرواز میں ایسی</text:span><text:span text:style-name="T2"><text:line-break/></text:span><text:span text:style-name="T2">پرندے جتنے اڑتے ہیں ہواؤں میں یہ بیعت کی</text:span><text:span text:style-name="T2"><text:line-break/></text:span><text:span text:style-name="T2">گریں کٹ کٹ کے ریتی پر بچے نہ کوئی بھی باقی</text:span><text:span text:style-name="T2"><text:line-break/></text:span><text:span text:style-name="T2"><text:line-break/></text:span><text:span text:style-name="T2">حسین ابن علی کے واسطے سر کو کٹا دونگا</text:span><text:span text:style-name="T2"><text:line-break/></text:span><text:span text:style-name="T2">جو اٹھی آنکھ آقا کی طرف تو نوچ ڈالونگا</text:span></text:p>
              </table:table-cell>
              <table:table-cell table:style-name="ce5">
                <text:p text:style-name="P4"><text:span text:style-name="T3">ارے او کافروں روکا ہے جن کا راستہ تم نے</text:span><text:span text:style-name="T3"><text:line-break/></text:span><text:span text:style-name="T3">ہیں انکی قربتیں نزدیک تر اللہ کے گھر سے</text:span><text:span text:style-name="T3"><text:line-break/></text:span><text:span text:style-name="T3">اگر معبود کی مرضی نہیں ہوتی تو خود بڑھ کے</text:span><text:span text:style-name="T3"><text:line-break/></text:span><text:span text:style-name="T3">یہ ہجر اسود کعبہ میرے مولا کے لے بوسے</text:span><text:span text:style-name="T3"><text:line-break/></text:span><text:span text:style-name="T3"><text:line-break/></text:span><text:span text:style-name="T3">جو فرزندِ نبی کے حکم کا پہرہ نہیں ہوتا</text:span><text:span text:style-name="T3"><text:line-break/></text:span><text:span text:style-name="T3">یہ کعبہ اک گھڑی اپنی جگہ ٹہرا نہیں ہوتا</text:span></text:p>
              </table:table-cell>
            </table:table-row>
            <table:table-row table:style-name="ro2">
              <table:table-cell table:style-name="ce3">
                <text:p text:style-name="P2"><text:span text:style-name="T2">کہاں وہ بد نصب فاسق شرابی غاصب و مکار</text:span><text:span text:style-name="T2"><text:line-break/></text:span><text:span text:style-name="T2">کہاں عالی نصب اور چشمئہ کوثر کا یہ سردار</text:span><text:span text:style-name="T2"><text:line-break/></text:span><text:span text:style-name="T2">ذرا سوچو کہ کس کا گھر رہا بدکار و بدکردار</text:span><text:span text:style-name="T2"><text:line-break/></text:span><text:span text:style-name="T2">اتارا کس کے گھر اللہ نے قرآن سا شاہکار</text:span><text:span text:style-name="T2"><text:line-break/></text:span><text:span text:style-name="T2"><text:line-break/></text:span><text:span text:style-name="T2">برائی کا سراپا وہ یہ سچائی کا پیکر ہے</text:span><text:span text:style-name="T2"><text:line-break/></text:span><text:span text:style-name="T2">وہ ابن معاویہ ٹہرا یہ طاہر ابن حیدر ہے</text:span></text:p>
              </table:table-cell>
              <table:table-cell table:style-name="ce5">
                <text:p text:style-name="P4"><text:span text:style-name="T3">ارے او بزدلوں تم موت سے كس کو ڈراتے ہو</text:span><text:span text:style-name="T3"><text:line-break/></text:span><text:span text:style-name="T3">ہمیں تیغ و سناں تیر و کماں کیوں کر دکھاتے ہو</text:span><text:span text:style-name="T3"><text:line-break/></text:span><text:span text:style-name="T3">بنی ہاشم کی جرات اور شجاعت آزماتے ہو</text:span><text:span text:style-name="T3"><text:line-break/></text:span><text:span text:style-name="T3">علی کے شیر کو للکار کر غیرت دلاتے ہو</text:span><text:span text:style-name="T3"><text:line-break/></text:span><text:span text:style-name="T3"><text:line-break/></text:span><text:span text:style-name="T3">سجا رکھتے ہیں ہر پل موت کو ہم اپنی راہوں میں</text:span><text:span text:style-name="T3"><text:line-break/></text:span><text:span text:style-name="T3">ہمارے گھر کے بچے کھیلتے ہیں اسکی باہوں میں</text:span></text:p>
              </table:table-cell>
            </table:table-row>
            <table:table-row table:style-name="ro2">
              <table:table-cell table:style-name="ce6" table:number-columns-spanned="2">
                <text:p text:style-name="P5"><text:span text:style-name="T2">چلی رسمِ جہالت پھر قریشی ہم صفت تم سے</text:span><text:span text:style-name="T2"><text:line-break/></text:span><text:span text:style-name="T2">وہ پیاسے مصطفی کے خون کے تھے تم نواسے کے</text:span><text:span text:style-name="T2"><text:line-break/></text:span><text:span text:style-name="T2">نہ کر پائے جفا عہد علی میں اشقیاء جیسے</text:span><text:span text:style-name="T2"><text:line-break/></text:span><text:span text:style-name="T2">ہے زندہ جب تلک عباس تم کچھ کر نہ پاؤگے</text:span><text:span text:style-name="T2"><text:line-break/></text:span><text:span text:style-name="T2"><text:line-break/></text:span><text:span text:style-name="T2">کوئی حاصل نہیں منصوبہ باطل اہل شر</text:span><text:span text:style-name="T2"><text:line-break/></text:span><text:span text:style-name="T2">خدا کا غیض تم پر اور تمہاری ساری نسلوں پر</text:span></text:p>
              </table:table-cell>
              <table:covered-table-cell table:style-name="ce7"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158.064cm" fo:page-height="274.90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1-21T12:15:03.516532000</meta:creation-date>
    <dc:date>2026-01-22T16:26:51.326591200</dc:date>
    <meta:editing-duration>PT18M12S</meta:editing-duration>
    <meta:editing-cycles>4</meta:editing-cycles>
    <meta:generator>LibreOffice/25.8.4.2$Windows_X86_64 LibreOffice_project/290daaa01b999472f0c7a3890eb6a550fd74c6df</meta:generator>
    <meta:document-statistic meta:object-count="1"/>
  </office:meta>
</office:document-meta>
</file>